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settings.xml" manifest:media-type="text/xml"/>
  <manifest:file-entry manifest:full-path="Object 6/styles.xml" manifest:media-type="text/xml"/>
  <manifest:file-entry manifest:full-path="Object 6/manifest.rdf" manifest:media-type="application/rdf+xml"/>
  <manifest:file-entry manifest:full-path="Object 6/content.xml" manifest:media-type="text/xml"/>
  <manifest:file-entry manifest:full-path="Object 6/" manifest:version="1.2" manifest:media-type="application/vnd.oasis.opendocument.spreadsheet"/>
  <manifest:file-entry manifest:full-path="settings.xml" manifest:media-type="text/xml"/>
  <manifest:file-entry manifest:full-path="Object 3/content.xml" manifest:media-type="text/xml"/>
  <manifest:file-entry manifest:full-path="Object 3/manifest.rdf" manifest:media-type="application/rdf+xml"/>
  <manifest:file-entry manifest:full-path="Object 3/styles.xml" manifest:media-type="text/xml"/>
  <manifest:file-entry manifest:full-path="Object 3/settings.xml" manifest:media-type="text/xml"/>
  <manifest:file-entry manifest:full-path="Object 3/" manifest:version="1.2" manifest:media-type="application/vnd.oasis.opendocument.spreadshee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manifest.rdf" manifest:media-type="application/rdf+xml"/>
  <manifest:file-entry manifest:full-path="Object 8/styles.xml" manifest:media-type="text/xml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spreadsheet"/>
  <manifest:file-entry manifest:full-path="Object 4/styles.xml" manifest:media-type="text/xml"/>
  <manifest:file-entry manifest:full-path="Object 4/manifest.rdf" manifest:media-type="application/rdf+xml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spreadshee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 10/manifest.rdf" manifest:media-type="application/rdf+xml"/>
  <manifest:file-entry manifest:full-path="Object 10/styles.xml" manifest:media-type="text/xml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spreadsheet"/>
  <manifest:file-entry manifest:full-path="meta.xml" manifest:media-type="text/xml"/>
  <manifest:file-entry manifest:full-path="Object 12/manifest.rdf" manifest:media-type="application/rdf+xml"/>
  <manifest:file-entry manifest:full-path="Object 12/styles.xml" manifest:media-type="text/xml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spreadshee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6" manifest:media-type=""/>
  <manifest:file-entry manifest:full-path="ObjectReplacements/Object 3" manifest:media-type=""/>
  <manifest:file-entry manifest:full-path="ObjectReplacements/Object 1" manifest:media-type="application/x-openoffice-gdimetafile;windows_formatname=&quot;GDIMetaFile&quot;"/>
  <manifest:file-entry manifest:full-path="ObjectReplacements/Object 4" manifest:media-type="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"/>
  <manifest:file-entry manifest:full-path="ObjectReplacements/Object 12" manifest:media-type=""/>
  <manifest:file-entry manifest:full-path="ObjectReplacements/Object 11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9d9d7" officeooo:paragraph-rsid="001a6221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9d9d7" officeooo:paragraph-rsid="001a6221" style:font-weight-asian="bold" style:font-weight-complex="bold"/>
    </style:style>
    <style:style style:name="P3" style:family="paragraph" style:parent-style-name="Standard">
      <style:text-properties fo:font-weight="bold" officeooo:rsid="001a9afa" officeooo:paragraph-rsid="001a6221" style:font-weight-asian="bold" style:font-weight-complex="bold"/>
    </style:style>
    <style:style style:name="P4" style:family="paragraph" style:parent-style-name="Standard">
      <style:text-properties fo:font-weight="bold" officeooo:rsid="001e463e" officeooo:paragraph-rsid="001e463e" style:font-weight-asian="bold" style:font-weight-complex="bold"/>
    </style:style>
    <style:style style:name="P5" style:family="paragraph" style:parent-style-name="Standard">
      <style:text-properties fo:font-weight="bold" officeooo:rsid="0026ac04" officeooo:paragraph-rsid="0026ac04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officeooo:rsid="001a0563" officeooo:paragraph-rsid="001a6221"/>
    </style:style>
    <style:style style:name="P7" style:family="paragraph" style:parent-style-name="Standard">
      <style:text-properties officeooo:rsid="001a0563" officeooo:paragraph-rsid="001a6221"/>
    </style:style>
    <style:style style:name="P8" style:family="paragraph" style:parent-style-name="Standard">
      <style:paragraph-properties fo:text-align="center" style:justify-single-word="false"/>
      <style:text-properties officeooo:rsid="00237f59" officeooo:paragraph-rsid="001a6221"/>
    </style:style>
    <style:style style:name="P9" style:family="paragraph" style:parent-style-name="Standard">
      <style:text-properties officeooo:rsid="001a9afa" officeooo:paragraph-rsid="001a6221"/>
    </style:style>
    <style:style style:name="P10" style:family="paragraph" style:parent-style-name="Standard">
      <style:text-properties officeooo:rsid="001cd9a2" officeooo:paragraph-rsid="001c32a0"/>
    </style:style>
    <style:style style:name="P11" style:family="paragraph" style:parent-style-name="Standard">
      <style:text-properties officeooo:rsid="0020b45f" officeooo:paragraph-rsid="001d3545"/>
    </style:style>
    <style:style style:name="P12" style:family="paragraph" style:parent-style-name="Standard">
      <style:text-properties officeooo:rsid="001b04b5" officeooo:paragraph-rsid="001a6221"/>
    </style:style>
    <style:style style:name="P13" style:family="paragraph" style:parent-style-name="Standard">
      <style:text-properties officeooo:rsid="001d3545" officeooo:paragraph-rsid="001d3545"/>
    </style:style>
    <style:style style:name="P14" style:family="paragraph" style:parent-style-name="Standard">
      <style:text-properties officeooo:rsid="00252bad" officeooo:paragraph-rsid="00297ae4"/>
    </style:style>
    <style:style style:name="P15" style:family="paragraph" style:parent-style-name="Standard">
      <style:text-properties officeooo:rsid="0028bafa" officeooo:paragraph-rsid="001a6221"/>
    </style:style>
    <style:style style:name="P16" style:family="paragraph" style:parent-style-name="Standard">
      <style:text-properties officeooo:rsid="0028bafa" officeooo:paragraph-rsid="0028bafa"/>
    </style:style>
    <style:style style:name="P17" style:family="paragraph" style:parent-style-name="Standard">
      <style:text-properties officeooo:rsid="0028bafa" officeooo:paragraph-rsid="0032e582"/>
    </style:style>
    <style:style style:name="P18" style:family="paragraph" style:parent-style-name="Standard">
      <style:text-properties officeooo:rsid="002a805e" officeooo:paragraph-rsid="002a93d2"/>
    </style:style>
    <style:style style:name="P19" style:family="paragraph" style:parent-style-name="Standard">
      <style:text-properties officeooo:rsid="002a805e" officeooo:paragraph-rsid="002c6205"/>
    </style:style>
    <style:style style:name="P20" style:family="paragraph" style:parent-style-name="Standard">
      <style:text-properties officeooo:rsid="002c6205" officeooo:paragraph-rsid="002c6205"/>
    </style:style>
    <style:style style:name="P21" style:family="paragraph" style:parent-style-name="Standard">
      <style:text-properties officeooo:rsid="002f09e6" officeooo:paragraph-rsid="002f09e6"/>
    </style:style>
    <style:style style:name="P22" style:family="paragraph" style:parent-style-name="Standard">
      <style:text-properties officeooo:rsid="003083e1" officeooo:paragraph-rsid="003083e1"/>
    </style:style>
    <style:style style:name="P23" style:family="paragraph" style:parent-style-name="Standard">
      <style:text-properties officeooo:rsid="001c32a0" officeooo:paragraph-rsid="001c32a0"/>
    </style:style>
    <style:style style:name="P24" style:family="paragraph" style:parent-style-name="Standard">
      <style:text-properties officeooo:rsid="002a93d2" officeooo:paragraph-rsid="003769ea"/>
    </style:style>
    <style:style style:name="T1" style:family="text">
      <style:text-properties officeooo:rsid="00237f5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cd9a2"/>
    </style:style>
    <style:style style:name="T4" style:family="text">
      <style:text-properties officeooo:rsid="001a6221"/>
    </style:style>
    <style:style style:name="T5" style:family="text">
      <style:text-properties officeooo:rsid="00259fb4"/>
    </style:style>
    <style:style style:name="T6" style:family="text">
      <style:text-properties officeooo:rsid="002e813b"/>
    </style:style>
    <style:style style:name="T7" style:family="text">
      <style:text-properties officeooo:rsid="0032e582"/>
    </style:style>
    <style:style style:name="T8" style:family="text">
      <style:text-properties officeooo:rsid="003396c2"/>
    </style:style>
    <style:style style:name="T9" style:family="text">
      <style:text-properties officeooo:rsid="003464a2"/>
    </style:style>
    <style:style style:name="T10" style:family="text">
      <style:text-properties officeooo:rsid="00356ea4"/>
    </style:style>
    <style:style style:name="T11" style:family="text">
      <style:text-properties officeooo:rsid="00370e5f"/>
    </style:style>
    <style:style style:name="T12" style:family="text">
      <style:text-properties officeooo:rsid="004325f2"/>
    </style:style>
    <style:style style:name="T13" style:family="text">
      <style:text-properties officeooo:rsid="00401def"/>
    </style:style>
    <style:style style:name="T14" style:family="text">
      <style:text-properties officeooo:rsid="00387978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2" style:family="graphic" style:parent-style-name="OLE">
      <style:graphic-properties style:horizontal-pos="center" style:horizontal-rel="paragraph" draw:ole-draw-aspect="1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search Report for <text:span text:style-name="T1">Virtual Memory: </text:span>VM Size 1G, Workload <text:span text:style-name="T14">D</text:span></text:p>
      <text:p text:style-name="P6"><text:span text:style-name="T1">by </text:span>Christopher Feener</text:p>
      <text:p text:style-name="P8">Advisor: Dr. Zhang</text:p>
      <text:p text:style-name="P8">WSU Vancouver</text:p>
      <text:p text:style-name="P6"><text:span text:style-name="T14">8 June</text:span> 2017</text:p>
      <text:p text:style-name="P1"/>
      <text:p text:style-name="P1"><text:span text:style-name="T2">Summary</text:span>:</text:p>
      <text:p text:style-name="P1"/>
      <text:p text:style-name="P1">This is the <text:span text:style-name="T4">second</text:span> in a series of experiments done on latency for virtual memory, <text:span text:style-name="T11">and is 95% read and 5% write</text:span>.</text:p>
      <text:p text:style-name="P1"/>
      <text:p text:style-name="P7"><text:span text:style-name="T2">Method</text:span>:</text:p>
      <text:p text:style-name="P1"/>
      <text:p text:style-name="P1"><text:span text:style-name="T3">A total of five data points were recorded, though the highest was greater than the “operation count”, which was 1 million. </text:span>Each data point was done in three trails. The data points were spread logarithmically on the X-axis to quickly look over a large range for any changes in latency. </text:p>
      <text:p text:style-name="P1"/>
      <text:p text:style-name="P3">Results:</text:p>
      <text:p text:style-name="P9"/>
      <text:p text:style-name="P23">The revised set is shown first, with the original version shown after. The original version was found to have 2 possible issues:</text:p>
      <text:p text:style-name="P23">1. The original version included a run of 10 million records put in, which was far above the maximum number of operations, 1 million.</text:p>
      <text:p text:style-name="P23">2. One trial each for 100k and 1 million yielded extremely high results for the first stage (“Cleanup”), and rather high results for the other stages. This may or may not have been <text:span text:style-name="T9">due to errors in previous runs that had not been properly handled</text:span>.</text:p>
      <text:p text:style-name="P10"/>
      <text:p text:style-name="P4">Revised <text:span text:style-name="T7">results</text:span>:</text:p>
      <text:p text:style-name="P14">In the revised version, “Read” and “Update” were about the same, and resemble exponential growth. “<text:span text:style-name="T5">Cleanup” showed no clear pattern.</text:span></text:p>
      <text:p text:style-name="P14"/>
      <text:p text:style-name="P17">The revised version showed clearer patterns, except in “Cleanup”, where the original slightly resembled an exponential graph.</text:p>
      <text:p text:style-name="P13"><draw:frame draw:style-name="fr1" draw:name="Object2" text:anchor-type="paragraph" svg:width="6.2984in" svg:height="3.9874in" draw:z-index="0"><draw:object xlink:href="./Object 2" xlink:type="simple" xlink:show="embed" xlink:actuate="onLoad"/><draw:image xlink:href="./ObjectReplacements/Object 2" xlink:type="simple" xlink:show="embed" xlink:actuate="onLoad"/></draw:frame><text:soft-page-break/></text:p>
      <text:p text:style-name="P13"/>
      <text:p text:style-name="P11"><draw:frame draw:style-name="fr2" draw:name="Object3" text:anchor-type="paragraph" svg:width="6.2228in" svg:height="0.8945in" draw:z-index="1"><draw:object xlink:href="./Object 3" xlink:type="simple" xlink:show="embed" xlink:actuate="onLoad"/><draw:image xlink:href="./ObjectReplacements/Object 3" xlink:type="simple" xlink:show="embed" xlink:actuate="onLoad"/></draw:frame></text:p>
      <text:p text:style-name="P12"/>
      <text:p text:style-name="P12"><draw:frame draw:style-name="fr1" draw:name="Object1" text:anchor-type="paragraph" svg:width="6.2984in" svg:height="3.548in" draw:z-index="2"><draw:object xlink:href="./Object 1" xlink:type="simple" xlink:show="embed" xlink:actuate="onLoad"/><draw:image xlink:href="./ObjectReplacements/Object 1" xlink:type="simple" xlink:show="embed" xlink:actuate="onLoad"/></draw:frame></text:p>
      <text:p text:style-name="P12"><draw:frame draw:style-name="fr2" draw:name="Object4" text:anchor-type="paragraph" svg:width="6.2228in" svg:height="0.8898in" draw:z-index="3"><draw:object xlink:href="./Object 4" xlink:type="simple" xlink:show="embed" xlink:actuate="onLoad"/><draw:image xlink:href="./ObjectReplacements/Object 4" xlink:type="simple" xlink:show="embed" xlink:actuate="onLoad"/></draw:frame><text:soft-page-break/></text:p>
      <text:p text:style-name="P12"/>
      <text:p text:style-name="P12"><draw:frame draw:style-name="fr2" draw:name="Object5" text:anchor-type="paragraph" svg:width="6.2984in" svg:height="3.548in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16"><draw:frame draw:style-name="fr2" draw:name="Object6" text:anchor-type="paragraph" svg:width="6.2228in" svg:height="0.8898in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9"/>
      <text:p text:style-name="P5">Original <text:span text:style-name="T8">results</text:span>:</text:p>
      <text:p text:style-name="P19">The data points for 10 million records were all lower than those of 1 million and even 100k. </text:p>
      <text:p text:style-name="P19"/>
      <text:p text:style-name="P24">(This was likely due to <text:span text:style-name="T13">operations being done with no records, bringing the average latency down. For 10 million, t</text:span>he variable “recordcount” <text:span text:style-name="T13">was</text:span> greater than “operationcount” in ~/YCSB/workloads/workloadb. </text:p>
      <text:p text:style-name="P24"/>
      <text:p text:style-name="P24"><text:span text:style-name="T12">For a mention of this issue, see the following</text:span>: https://github.com/brianfrankcooper/YCSB/issues/831, post 5, paragraph 3)</text:p>
      <text:p text:style-name="P18"/>
      <text:p text:style-name="P20">If <text:span text:style-name="T6">the original outliers are not treated as errors, all the graphs (including “Cleanup”) resemble exponential growth. However, if the data point for 10 million is used instead of 1 million, the graphs resemble logarithmic curves, though not clearly.</text:span></text:p>
      <text:p text:style-name="P1"><draw:frame draw:style-name="fr3" draw:name="Object7" text:anchor-type="paragraph" svg:x="0.3134in" svg:y="-0.3417in" svg:width="6.2984in" svg:height="3.9874in" draw:z-index="6"><draw:object xlink:href="./Object 7" xlink:type="simple" xlink:show="embed" xlink:actuate="onLoad"/><draw:image xlink:href="./ObjectReplacements/Object 7" xlink:type="simple" xlink:show="embed" xlink:actuate="onLoad"/></draw:frame><text:soft-page-break/></text:p>
      <text:p text:style-name="P1"><draw:frame draw:style-name="fr2" draw:name="Object8" text:anchor-type="paragraph" svg:width="6.2228in" svg:height="1.072in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P1"><draw:frame draw:style-name="fr1" draw:name="Object9" text:anchor-type="paragraph" svg:width="6.2984in" svg:height="3.548in" draw:z-index="8"><draw:object xlink:href="./Object 9" xlink:type="simple" xlink:show="embed" xlink:actuate="onLoad"/><draw:image xlink:href="./ObjectReplacements/Object 9" xlink:type="simple" xlink:show="embed" xlink:actuate="onLoad"/></draw:frame></text:p>
      <text:p text:style-name="P1"><draw:frame draw:style-name="fr2" draw:name="Object10" text:anchor-type="paragraph" svg:width="6.2228in" svg:height="1.0673in" draw:z-index="9"><draw:object xlink:href="./Object 10" xlink:type="simple" xlink:show="embed" xlink:actuate="onLoad"/><draw:image xlink:href="./ObjectReplacements/Object 10" xlink:type="simple" xlink:show="embed" xlink:actuate="onLoad"/></draw:frame><text:soft-page-break/></text:p>
      <text:p text:style-name="P15"><draw:frame draw:style-name="fr3" draw:name="Object12" text:anchor-type="paragraph" svg:x="0.3516in" svg:y="3.7398in" svg:width="6.2228in" svg:height="1.0665in" draw:z-index="11"><draw:object xlink:href="./Object 12" xlink:type="simple" xlink:show="embed" xlink:actuate="onLoad"/><draw:image xlink:href="./ObjectReplacements/Object 12" xlink:type="simple" xlink:show="embed" xlink:actuate="onLoad"/></draw:frame><draw:frame draw:style-name="fr2" draw:name="Object11" text:anchor-type="paragraph" svg:width="6.2984in" svg:height="3.548in" draw:z-index="10"><draw:object xlink:href="./Object 11" xlink:type="simple" xlink:show="embed" xlink:actuate="onLoad"/><draw:image xlink:href="./ObjectReplacements/Object 11" xlink:type="simple" xlink:show="embed" xlink:actuate="onLoad"/></draw:frame></text:p>
      <text:p text:style-name="P15"/>
      <text:p text:style-name="P21"><text:span text:style-name="T2">Conclusion</text:span>:</text:p>
      <text:p text:style-name="P21"/>
      <text:p text:style-name="P22">In both the original and revised versions, exponential growth is seen over a logarithmic scale. <text:span text:style-name="T10">Thus, any errors did not take away from the overall resul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7T13:20:07.290902620</meta:creation-date>
    <dc:date>2017-06-08T11:37:00.762287361</dc:date>
    <meta:editing-duration>PT51M4S</meta:editing-duration>
    <meta:editing-cycles>36</meta:editing-cycles>
    <meta:generator>LibreOffice/4.2.8.2$Linux_X86_64 LibreOffice_project/420m0$Build-2</meta:generator>
    <meta:document-statistic meta:table-count="0" meta:image-count="0" meta:object-count="12" meta:page-count="5" meta:paragraph-count="23" meta:word-count="354" meta:character-count="2174" meta:non-whitespace-character-count="184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11cm" xlink:href="." xlink:type="simple" chart:class="chart:line" chart:style-name="ch1">
        <chart:title svg:x="5.098cm" svg:y="0.316cm" chart:style-name="ch2">
          <text:p>1G, Workload B, Read stage</text:p>
        </chart:title>
        <chart:legend chart:legend-position="end" svg:x="13.04cm" svg:y="3.708cm" style:legend-expansion="high" chart:style-name="ch3"/>
        <chart:plot-area chart:style-name="ch4" chart:data-source-has-labels="both" svg:x="1.33cm" svg:y="1.301cm" svg:width="11.391cm" svg:height="6.549cm">
          <chartooo:coordinate-region svg:x="2.507cm" svg:y="1.5cm" svg:width="10.214cm" svg:height="5.703cm"/>
          <chart:axis chart:dimension="x" chart:name="primary-x" chart:style-name="ch5" chartooo:axis-type="auto">
            <chartooo:date-scale/>
            <chart:title svg:x="6.055cm" svg:y="8.03cm" chart:style-name="ch6">
              <text:p># of Records</text:p>
            </chart:title>
            <chart:categories table:cell-range-address="local-table.$A$2:.$A$6"/>
          </chart:axis>
          <chart:axis chart:dimension="y" chart:name="primary-y" chart:style-name="ch5">
            <chart:title svg:x="0.451cm" svg:y="5.294cm" chart:style-name="ch7">
              <text:p>Time (us)</text:p>
            </chart:title>
            <chart:grid chart:style-name="ch8" chart:class="major"/>
          </chart:axis>
          <chart:series chart:style-name="ch9" chart:values-cell-range-address="local-table.$B$2:.$B$6" chart:label-cell-address="local-table.$B$1" chart:class="chart:line">
            <chart:data-point chart:repeated="5"/>
          </chart:series>
          <chart:series chart:style-name="ch10" chart:values-cell-range-address="local-table.$C$2:.$C$6" chart:label-cell-address="local-table.$C$1" chart:class="chart:line">
            <chart:data-point chart:repeated="5"/>
          </chart:series>
          <chart:series chart:style-name="ch11" chart:values-cell-range-address="local-table.$D$2:.$D$6" chart:label-cell-address="local-table.$D$1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</text:p>
              </table:table-cell>
              <table:table-cell office:value-type="string">
                <text:p>95 percent</text:p>
              </table:table-cell>
              <table:table-cell office:value-type="string">
                <text:p>99 percent</text:p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</table:table-cell>
              <table:table-cell office:value-type="float" office:value="154.721231249354">
                <text:p>154.721231249354</text:p>
              </table:table-cell>
              <table:table-cell office:value-type="float" office:value="274.666666666667">
                <text:p>274.666666666667</text:p>
              </table:table-cell>
              <table:table-cell office:value-type="float" office:value="672.333333333333">
                <text:p>672.333333333333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62.007732419537">
                <text:p>162.007732419537</text:p>
              </table:table-cell>
              <table:table-cell office:value-type="float" office:value="328">
                <text:p>328</text:p>
              </table:table-cell>
              <table:table-cell office:value-type="float" office:value="1011.33333333333">
                <text:p>1011.33333333333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487.117281815796">
                <text:p>487.117281815796</text:p>
              </table:table-cell>
              <table:table-cell office:value-type="float" office:value="1655.5">
                <text:p>1655.5</text:p>
              </table:table-cell>
              <table:table-cell office:value-type="float" office:value="4983">
                <text:p>4983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1348.06375751">
                <text:p>1348.06375751</text:p>
              </table:table-cell>
              <table:table-cell office:value-type="float" office:value="4077">
                <text:p>4077</text:p>
              </table:table-cell>
              <table:table-cell office:value-type="float" office:value="22561">
                <text:p>225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8" table:default-cell-style-name="Default"/>
        <table:table-row table:style-name="ro1" table:number-rows-repeated="7">
          <table:table-cell table:number-columns-repeated="8"/>
        </table:table-row>
        <table:table-row table:style-name="ro1">
          <table:table-cell table:number-columns-repeated="2"/>
          <table:table-cell table:style-name="ce1" office:value-type="string" calcext:value-type="string">
            <text:p># of Records</text:p>
          </table:table-cell>
          <table:table-cell table:style-name="ce1" office:value-type="string" calcext:value-type="string">
            <text:p>Average</text:p>
          </table:table-cell>
          <table:table-cell table:style-name="ce1" office:value-type="string" calcext:value-type="string">
            <text:p>95 percent</text:p>
          </table:table-cell>
          <table:table-cell table:style-name="ce1" office:value-type="string" calcext:value-type="string">
            <text:p>99 percent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/>
          <table:table-cell table:style-name="ce1" office:value-type="string" calcext:value-type="string">
            <text:p>Read</text:p>
          </table:table-cell>
          <table:table-cell office:value-type="float" office:value="1000" calcext:value-type="float">
            <text:p>1000</text:p>
          </table:table-cell>
          <table:table-cell table:formula="of:=AVERAGE(159.393993425671; 154.217707301306; 150.551993021085)" office:value-type="float" office:value="154.721231249354" calcext:value-type="float">
            <text:p>154.7212312494</text:p>
          </table:table-cell>
          <table:table-cell table:formula="of:=AVERAGE(235; 271; 318)" office:value-type="float" office:value="274.666666666667" calcext:value-type="float">
            <text:p>274.6666666667</text:p>
          </table:table-cell>
          <table:table-cell table:formula="of:=AVERAGE(764; 642; 611)" office:value-type="float" office:value="672.333333333333" calcext:value-type="float">
            <text:p>672.3333333333</text:p>
          </table:table-cell>
          <table:table-cell table:formula="of:=AVERAGE(20; 20; 21)" office:value-type="float" office:value="20.3333333333333" calcext:value-type="float">
            <text:p>20.3333333333</text:p>
          </table:table-cell>
          <table:table-cell table:formula="of:=AVERAGE(80063; 38399; 97919)" office:value-type="float" office:value="72127" calcext:value-type="float">
            <text:p>72127</text:p>
          </table:table-cell>
        </table:table-row>
        <table:table-row table:style-name="ro1">
          <table:table-cell table:number-columns-repeated="2"/>
          <table:table-cell office:value-type="float" office:value="10000" calcext:value-type="float">
            <text:p>10000</text:p>
          </table:table-cell>
          <table:table-cell table:formula="of:=AVERAGE(169.611433688437; 157.948548922362; 158.463214647813)" office:value-type="float" office:value="162.007732419537" calcext:value-type="float">
            <text:p>162.0077324195</text:p>
          </table:table-cell>
          <table:table-cell table:formula="of:=AVERAGE(361; 338; 285)" office:value-type="float" office:value="328" calcext:value-type="float">
            <text:p>328</text:p>
          </table:table-cell>
          <table:table-cell table:formula="of:=AVERAGE(1253; 1136; 645)" office:value-type="float" office:value="1011.33333333333" calcext:value-type="float">
            <text:p>1011.3333333333</text:p>
          </table:table-cell>
          <table:table-cell table:formula="of:=AVERAGE(20; 20; 20)" office:value-type="float" office:value="20" calcext:value-type="float">
            <text:p>20</text:p>
          </table:table-cell>
          <table:table-cell table:formula="of:=AVERAGE(89727; 60191; 82367)" office:value-type="float" office:value="77428.3333333333" calcext:value-type="float">
            <text:p>77428.3333333333</text:p>
          </table:table-cell>
        </table:table-row>
        <table:table-row table:style-name="ro1">
          <table:table-cell table:number-columns-repeated="2"/>
          <table:table-cell office:value-type="float" office:value="100000" calcext:value-type="float">
            <text:p>100000</text:p>
          </table:table-cell>
          <table:table-cell table:formula="of:=AVERAGE(654.620148029951; 807.824183353225; 319.61441560164)" office:value-type="float" office:value="594.019582328272" calcext:value-type="float">
            <text:p>594.0195823283</text:p>
          </table:table-cell>
          <table:table-cell table:formula="of:=AVERAGE(2209; 2481; 1102)" office:value-type="float" office:value="1930.66666666667" calcext:value-type="float">
            <text:p>1930.6666666667</text:p>
          </table:table-cell>
          <table:table-cell table:formula="of:=AVERAGE(6955; 9935; 3011)" office:value-type="float" office:value="6633.66666666667" calcext:value-type="float">
            <text:p>6633.6666666667</text:p>
          </table:table-cell>
          <table:table-cell table:formula="of:=AVERAGE(19; 20; 20)" office:value-type="float" office:value="19.6666666666667" calcext:value-type="float">
            <text:p>19.6666666667</text:p>
          </table:table-cell>
          <table:table-cell table:formula="of:=AVERAGE(140287; 489727; 149375)" office:value-type="float" office:value="259796.333333333" calcext:value-type="float">
            <text:p>259796.333333333</text:p>
          </table:table-cell>
        </table:table-row>
        <table:table-row table:style-name="ro1">
          <table:table-cell table:number-columns-repeated="2"/>
          <table:table-cell office:value-type="float" office:value="1000000" calcext:value-type="float">
            <text:p>1000000</text:p>
          </table:table-cell>
          <table:table-cell table:formula="of:=AVERAGE(1842.96540462346; 853.162110396547; 1060.64587143991)" office:value-type="float" office:value="1252.25779548664" calcext:value-type="float">
            <text:p>1252.2577954866</text:p>
          </table:table-cell>
          <table:table-cell table:formula="of:=AVERAGE(5487; 2667; 3313)" office:value-type="float" office:value="3822.33333333333" calcext:value-type="float">
            <text:p>3822.3333333333</text:p>
          </table:table-cell>
          <table:table-cell table:formula="of:=AVERAGE(38431; 6691; 11247)" office:value-type="float" office:value="18789.6666666667" calcext:value-type="float">
            <text:p>18789.6666666667</text:p>
          </table:table-cell>
          <table:table-cell table:formula="of:=AVERAGE(20; 20; 20)" office:value-type="float" office:value="20" calcext:value-type="float">
            <text:p>20</text:p>
          </table:table-cell>
          <table:table-cell table:formula="of:=AVERAGE(333055; 471295; 640511)" office:value-type="float" office:value="481620.333333333" calcext:value-type="float">
            <text:p>481620.333333333</text:p>
          </table:table-cell>
        </table:table-row>
        <table:table-row table:style-name="ro1">
          <table:table-cell table:number-columns-repeated="2"/>
          <table:table-cell office:value-type="float" office:value="10000000" calcext:value-type="float">
            <text:p>10000000</text:p>
          </table:table-cell>
          <table:table-cell table:formula="of:=AVERAGE(1135.49605285194; 997.798398427337; 1272.17887208307)" office:value-type="float" office:value="1135.15777445412" calcext:value-type="float">
            <text:p>1135.1577744541</text:p>
          </table:table-cell>
          <table:table-cell table:formula="of:=AVERAGE(3329; 3141; 3929)" office:value-type="float" office:value="3466.33333333333" calcext:value-type="float">
            <text:p>3466.3333333333</text:p>
          </table:table-cell>
          <table:table-cell table:formula="of:=AVERAGE(10951; 7915; 11455)" office:value-type="float" office:value="10107" calcext:value-type="float">
            <text:p>10107</text:p>
          </table:table-cell>
          <table:table-cell table:formula="of:=AVERAGE(22; 22; 22)" office:value-type="float" office:value="22" calcext:value-type="float">
            <text:p>22</text:p>
          </table:table-cell>
          <table:table-cell table:formula="of:=AVERAGE(147967; 95743; 134655)" office:value-type="float" office:value="126121.666666667" calcext:value-type="float">
            <text:p>126121.666666667</text:p>
          </table:table-cell>
        </table:table-row>
      </table:table>
      <table:named-expressions/>
    </office:spreadsheet>
  </office:body>
</office:document-content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7">00/00/0000</text:date>, <text:time style:data-style-name="N2" text:time-value="13:58:54.3841629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11cm" xlink:href="." xlink:type="simple" chart:class="chart:line" chart:style-name="ch1">
        <chart:title svg:x="4.913cm" svg:y="0.316cm" chart:style-name="ch2">
          <text:p>1G, Workload B, Update stage</text:p>
        </chart:title>
        <chart:legend chart:legend-position="end" svg:x="13.04cm" svg:y="3.708cm" style:legend-expansion="high" chart:style-name="ch3"/>
        <chart:plot-area chart:style-name="ch4" chart:data-source-has-labels="both" svg:x="1.33cm" svg:y="1.301cm" svg:width="11.391cm" svg:height="6.549cm">
          <chartooo:coordinate-region svg:x="2.507cm" svg:y="1.5cm" svg:width="9.471cm" svg:height="5.703cm"/>
          <chart:axis chart:dimension="x" chart:name="primary-x" chart:style-name="ch5" chartooo:axis-type="auto">
            <chartooo:date-scale/>
            <chart:title svg:x="6.055cm" svg:y="8.03cm" chart:style-name="ch6">
              <text:p># of Records</text:p>
            </chart:title>
            <chart:categories table:cell-range-address="local-table.$A$2:.$A$6"/>
          </chart:axis>
          <chart:axis chart:dimension="y" chart:name="primary-y" chart:style-name="ch5">
            <chart:title svg:x="0.451cm" svg:y="5.294cm" chart:style-name="ch7">
              <text:p>Time (us)</text:p>
            </chart:title>
            <chart:grid chart:style-name="ch8" chart:class="major"/>
          </chart:axis>
          <chart:series chart:style-name="ch9" chart:values-cell-range-address="local-table.$B$2:.$B$6" chart:label-cell-address="local-table.$B$1" chart:class="chart:line">
            <chart:data-point chart:repeated="5"/>
          </chart:series>
          <chart:series chart:style-name="ch10" chart:values-cell-range-address="local-table.$C$2:.$C$6" chart:label-cell-address="local-table.$C$1" chart:class="chart:line">
            <chart:data-point chart:repeated="5"/>
          </chart:series>
          <chart:series chart:style-name="ch11" chart:values-cell-range-address="local-table.$D$2:.$D$6" chart:label-cell-address="local-table.$D$1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</text:p>
              </table:table-cell>
              <table:table-cell office:value-type="string">
                <text:p>95 percent</text:p>
              </table:table-cell>
              <table:table-cell office:value-type="string">
                <text:p>99 percent</text:p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</table:table-cell>
              <table:table-cell office:value-type="float" office:value="352.341953827279">
                <text:p>352.341953827279</text:p>
              </table:table-cell>
              <table:table-cell office:value-type="float" office:value="630.333333333333">
                <text:p>630.333333333333</text:p>
              </table:table-cell>
              <table:table-cell office:value-type="float" office:value="2316">
                <text:p>2316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365.669253355547">
                <text:p>365.669253355547</text:p>
              </table:table-cell>
              <table:table-cell office:value-type="float" office:value="731">
                <text:p>731</text:p>
              </table:table-cell>
              <table:table-cell office:value-type="float" office:value="2665">
                <text:p>2665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909.524043398432">
                <text:p>909.524043398432</text:p>
              </table:table-cell>
              <table:table-cell office:value-type="float" office:value="2776">
                <text:p>2776</text:p>
              </table:table-cell>
              <table:table-cell office:value-type="float" office:value="8060.33333333333">
                <text:p>8060.33333333333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1660.10344616056">
                <text:p>1660.10344616056</text:p>
              </table:table-cell>
              <table:table-cell office:value-type="float" office:value="4785.66666666667">
                <text:p>4785.66666666667</text:p>
              </table:table-cell>
              <table:table-cell office:value-type="float" office:value="20763">
                <text:p>20763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1616.95280364568">
                <text:p>1616.95280364568</text:p>
              </table:table-cell>
              <table:table-cell office:value-type="float" office:value="4573.66666666667">
                <text:p>4573.66666666667</text:p>
              </table:table-cell>
              <table:table-cell office:value-type="float" office:value="12092.3333333333">
                <text:p>12092.3333333333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8" table:default-cell-style-name="Default"/>
        <table:table-row table:style-name="ro1" table:number-rows-repeated="13">
          <table:table-cell table:number-columns-repeated="8"/>
        </table:table-row>
        <table:table-row table:style-name="ro1">
          <table:table-cell table:number-columns-repeated="2"/>
          <table:table-cell table:style-name="ce2" office:value-type="string" calcext:value-type="string">
            <text:p># of Records</text:p>
          </table:table-cell>
          <table:table-cell table:style-name="ce2" office:value-type="string" calcext:value-type="string">
            <text:p>Average</text:p>
          </table:table-cell>
          <table:table-cell table:style-name="ce2" office:value-type="string" calcext:value-type="string">
            <text:p>95 percent</text:p>
          </table:table-cell>
          <table:table-cell table:style-name="ce2" office:value-type="string" calcext:value-type="string">
            <text:p>99 percent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/>
          <table:table-cell table:style-name="ce2" office:value-type="string" calcext:value-type="string">
            <text:p>Update</text:p>
          </table:table-cell>
          <table:table-cell office:value-type="float" office:value="1000" calcext:value-type="float">
            <text:p>1000</text:p>
          </table:table-cell>
          <table:table-cell table:formula="of:=AVERAGE(368.183656714924; 349.061440720161; 339.780764046752)" office:value-type="float" office:value="352.341953827279" calcext:value-type="float">
            <text:p>352.3419538273</text:p>
          </table:table-cell>
          <table:table-cell table:formula="of:=AVERAGE(576; 625; 690)" office:value-type="float" office:value="630.333333333333" calcext:value-type="float">
            <text:p>630.3333333333</text:p>
          </table:table-cell>
          <table:table-cell table:formula="of:=AVERAGE(3419; 1942; 1587)" office:value-type="float" office:value="2316" calcext:value-type="float">
            <text:p>2316</text:p>
          </table:table-cell>
          <table:table-cell table:formula="of:=AVERAGE(51; 52; 53)" office:value-type="float" office:value="52" calcext:value-type="float">
            <text:p>52</text:p>
          </table:table-cell>
          <table:table-cell table:formula="of:=AVERAGE(56703; 45823; 113855)" office:value-type="float" office:value="72127" calcext:value-type="float">
            <text:p>72127</text:p>
          </table:table-cell>
        </table:table-row>
        <table:table-row table:style-name="ro1">
          <table:table-cell table:number-columns-repeated="2"/>
          <table:table-cell office:value-type="float" office:value="10000" calcext:value-type="float">
            <text:p>10000</text:p>
          </table:table-cell>
          <table:table-cell table:formula="of:=AVERAGE(374.463477490537; 357.299080399896; 365.245202176209)" office:value-type="float" office:value="365.669253355547" calcext:value-type="float">
            <text:p>365.6692533555</text:p>
          </table:table-cell>
          <table:table-cell table:formula="of:=AVERAGE(829; 747; 617)" office:value-type="float" office:value="731" calcext:value-type="float">
            <text:p>731</text:p>
          </table:table-cell>
          <table:table-cell table:formula="of:=AVERAGE(2921; 3063; 2011)" office:value-type="float" office:value="2665" calcext:value-type="float">
            <text:p>2665</text:p>
          </table:table-cell>
          <table:table-cell table:formula="of:=AVERAGE(51; 51; 50)" office:value-type="float" office:value="50.6666666666667" calcext:value-type="float">
            <text:p>50.6666666667</text:p>
          </table:table-cell>
          <table:table-cell table:formula="of:=AVERAGE(94463; 50399; 61471)" office:value-type="float" office:value="68777.6666666667" calcext:value-type="float">
            <text:p>68777.6666666667</text:p>
          </table:table-cell>
        </table:table-row>
        <table:table-row table:style-name="ro1">
          <table:table-cell table:number-columns-repeated="2"/>
          <table:table-cell office:value-type="float" office:value="100000" calcext:value-type="float">
            <text:p>100000</text:p>
          </table:table-cell>
          <table:table-cell table:formula="of:=AVERAGE(1019.24778654701; 1137.53274872577; 571.791594922516)" office:value-type="float" office:value="909.524043398432" calcext:value-type="float">
            <text:p>909.5240433984</text:p>
          </table:table-cell>
          <table:table-cell table:formula="of:=AVERAGE(3081; 3485; 1762)" office:value-type="float" office:value="2776" calcext:value-type="float">
            <text:p>2776</text:p>
          </table:table-cell>
          <table:table-cell table:formula="of:=AVERAGE(8103; 11519; 4559)" office:value-type="float" office:value="8060.33333333333" calcext:value-type="float">
            <text:p>8060.3333333333</text:p>
          </table:table-cell>
          <table:table-cell table:formula="of:=AVERAGE(51; 51; 51)" office:value-type="float" office:value="51" calcext:value-type="float">
            <text:p>51</text:p>
          </table:table-cell>
          <table:table-cell table:formula="of:=AVERAGE(86079; 130303; 71487)" office:value-type="float" office:value="95956.3333333333" calcext:value-type="float">
            <text:p>95956.3333333333</text:p>
          </table:table-cell>
        </table:table-row>
        <table:table-row table:style-name="ro1">
          <table:table-cell table:number-columns-repeated="2"/>
          <table:table-cell office:value-type="float" office:value="1000000" calcext:value-type="float">
            <text:p>1000000</text:p>
          </table:table-cell>
          <table:table-cell table:formula="of:=AVERAGE(2258.11268952601; 1258.3182576199; 1463.87939133577)" office:value-type="float" office:value="1660.10344616056" calcext:value-type="float">
            <text:p>1660.1034461606</text:p>
          </table:table-cell>
          <table:table-cell table:formula="of:=AVERAGE(6519; 3507; 4331)" office:value-type="float" office:value="4785.66666666667" calcext:value-type="float">
            <text:p>4785.6666666667</text:p>
          </table:table-cell>
          <table:table-cell table:formula="of:=AVERAGE(41055; 7827; 13407)" office:value-type="float" office:value="20763" calcext:value-type="float">
            <text:p>20763</text:p>
          </table:table-cell>
          <table:table-cell table:formula="of:=AVERAGE(52; 54; 52)" office:value-type="float" office:value="52.6666666666667" calcext:value-type="float">
            <text:p>52.6666666667</text:p>
          </table:table-cell>
          <table:table-cell table:formula="of:=AVERAGE(199807; 151679; 636927)" office:value-type="float" office:value="329471" calcext:value-type="float">
            <text:p>329471</text:p>
          </table:table-cell>
        </table:table-row>
        <table:table-row table:style-name="ro1">
          <table:table-cell table:number-columns-repeated="2"/>
          <table:table-cell office:value-type="float" office:value="10000000" calcext:value-type="float">
            <text:p>10000000</text:p>
          </table:table-cell>
          <table:table-cell table:formula="of:=AVERAGE(1485.3444616405; 1478.00539291217; 1887.50855638438)" office:value-type="float" office:value="1616.95280364568" calcext:value-type="float">
            <text:p>1616.9528036457</text:p>
          </table:table-cell>
          <table:table-cell table:formula="of:=AVERAGE(4303; 4135; 5283)" office:value-type="float" office:value="4573.66666666667" calcext:value-type="float">
            <text:p>4573.6666666667</text:p>
          </table:table-cell>
          <table:table-cell table:formula="of:=AVERAGE(12479; 10391; 13407)" office:value-type="float" office:value="12092.3333333333" calcext:value-type="float">
            <text:p>12092.3333333333</text:p>
          </table:table-cell>
          <table:table-cell table:formula="of:=AVERAGE(61; 58; 59)" office:value-type="float" office:value="59.3333333333333" calcext:value-type="float">
            <text:p>59.3333333333</text:p>
          </table:table-cell>
          <table:table-cell table:formula="of:=AVERAGE(125375; 52223; 106239)" office:value-type="float" office:value="94612.3333333333" calcext:value-type="float">
            <text:p>94612.3333333333</text:p>
          </table:table-cell>
        </table:table-row>
      </table:table>
      <table:named-expressions/>
    </office:spreadsheet>
  </office:body>
</office:document-content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7">00/00/0000</text:date>, <text:time style:data-style-name="N2" text:time-value="13:59:32.2120025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10.127cm" xlink:href="." xlink:type="simple" chart:class="chart:line" chart:style-name="ch1">
        <chart:title svg:x="6.343cm" svg:y="0.304cm" chart:style-name="ch2">
          <text:p>1G, Workload B, Cleanup Stage</text:p>
        </chart:title>
        <chart:legend chart:legend-position="end" svg:x="13.04cm" svg:y="4.266cm" style:legend-expansion="high" chart:style-name="ch3"/>
        <chart:plot-area chart:style-name="ch4" chart:data-source-has-labels="both" svg:x="1.33cm" svg:y="1.345cm" svg:width="11.391cm" svg:height="7.599cm">
          <chartooo:coordinate-region svg:x="2.057cm" svg:y="1.544cm" svg:width="10.664cm" svg:height="6.753cm"/>
          <chart:axis chart:dimension="x" chart:name="primary-x" chart:style-name="ch5" chartooo:axis-type="auto">
            <chartooo:date-scale/>
            <chart:title svg:x="6.055cm" svg:y="9.146cm" chart:style-name="ch6">
              <text:p># of Records</text:p>
            </chart:title>
            <chart:categories table:cell-range-address="local-table.$A$2:.$A$6"/>
            <chart:grid chart:style-name="ch7" chart:class="major"/>
          </chart:axis>
          <chart:axis chart:dimension="y" chart:name="primary-y" chart:style-name="ch5">
            <chart:title svg:x="0.451cm" svg:y="5.863cm" chart:style-name="ch8">
              <text:p>Time (us)</text:p>
            </chart:title>
            <chart:grid chart:style-name="ch7" chart:class="major"/>
          </chart:axis>
          <chart:series chart:style-name="ch9" chart:values-cell-range-address="local-table.$B$2:.$B$6" chart:label-cell-address="local-table.$B$1" chart:class="chart:line">
            <chart:data-point chart:repeated="5"/>
          </chart:series>
          <chart:series chart:style-name="ch10" chart:values-cell-range-address="local-table.$C$2:.$C$6" chart:label-cell-address="local-table.$C$1" chart:class="chart:line">
            <chart:data-point chart:repeated="5"/>
          </chart:series>
          <chart:series chart:style-name="ch11" chart:values-cell-range-address="local-table.$D$2:.$D$6" chart:label-cell-address="local-table.$D$1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</text:p>
              </table:table-cell>
              <table:table-cell office:value-type="string">
                <text:p>95 percent</text:p>
              </table:table-cell>
              <table:table-cell office:value-type="string">
                <text:p>99 percent</text:p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</table:table-cell>
              <table:table-cell office:value-type="float" office:value="1.08333333333333">
                <text:p>1.0833333333333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.25">
                <text:p>1.2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1.125">
                <text:p>1.125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style:text-position="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</office:automatic-styles>
  <office:body>
    <office:spreadsheet>
      <table:table table:name="Sheet1" table:style-name="ta1">
        <table:table-column table:style-name="co1" table:number-columns-repeated="8" table:default-cell-style-name="Default"/>
        <table:table-row table:style-name="ro1">
          <table:table-cell table:number-columns-repeated="2"/>
          <table:table-cell table:style-name="ce3" office:value-type="string" calcext:value-type="string">
            <text:p># of Records</text:p>
          </table:table-cell>
          <table:table-cell table:style-name="ce3" office:value-type="string" calcext:value-type="string">
            <text:p>Average</text:p>
          </table:table-cell>
          <table:table-cell table:style-name="ce3" office:value-type="string" calcext:value-type="string">
            <text:p>95 percent</text:p>
          </table:table-cell>
          <table:table-cell table:style-name="ce3" office:value-type="string" calcext:value-type="string">
            <text:p>99 percent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/>
          <table:table-cell table:style-name="ce3" office:value-type="string" calcext:value-type="string">
            <text:p>Cleanup</text:p>
          </table:table-cell>
          <table:table-cell office:value-type="float" office:value="1000" calcext:value-type="float">
            <text:p>1000</text:p>
          </table:table-cell>
          <table:table-cell table:formula="of:=AVERAGE(1.25; 0.75;1.25)" office:value-type="float" office:value="1.08333333333333" calcext:value-type="float">
            <text:p>1.0833333333</text:p>
          </table:table-cell>
          <table:table-cell table:formula="of:=AVERAGE(2; 2; 2)" office:value-type="float" office:value="2" calcext:value-type="float">
            <text:p>2</text:p>
          </table:table-cell>
          <table:table-cell table:formula="of:=AVERAGE(2; 2; 2)" office:value-type="float" office:value="2" calcext:value-type="float">
            <text:p>2</text:p>
          </table:table-cell>
          <table:table-cell table:formula="of:=AVERAGE(1; 0; 1)" office:value-type="float" office:value="0.666666666666667" calcext:value-type="float">
            <text:p>0.6666666667</text:p>
          </table:table-cell>
          <table:table-cell table:formula="of:=AVERAGE(2; 2; 2)" office:value-type="float" office:value="2" calcext:value-type="float">
            <text:p>2</text:p>
          </table:table-cell>
        </table:table-row>
        <table:table-row table:style-name="ro2">
          <table:table-cell table:number-columns-repeated="2"/>
          <table:table-cell office:value-type="float" office:value="10000" calcext:value-type="float">
            <text:p>10000</text:p>
          </table:table-cell>
          <table:table-cell table:style-name="ce4" table:formula="of:=AVERAGE(1.25; 0.75; 1.5)" office:value-type="float" office:value="1.16666666666667" calcext:value-type="float">
            <text:p>1.1666666667</text:p>
          </table:table-cell>
          <table:table-cell table:formula="of:=AVERAGE(2; 2; 2)" office:value-type="float" office:value="2" calcext:value-type="float">
            <text:p>2</text:p>
          </table:table-cell>
          <table:table-cell table:formula="of:=AVERAGE(2; 2; 2)" office:value-type="float" office:value="2" calcext:value-type="float">
            <text:p>2</text:p>
          </table:table-cell>
          <table:table-cell table:formula="of:=AVERAGE(1; 0; 1)" office:value-type="float" office:value="0.666666666666667" calcext:value-type="float">
            <text:p>0.6666666667</text:p>
          </table:table-cell>
          <table:table-cell table:formula="of:=AVERAGE(2; 2; 2)"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100000" calcext:value-type="float">
            <text:p>100000</text:p>
          </table:table-cell>
          <table:table-cell table:formula="of:=AVERAGE(1.25; 1.25)" office:value-type="float" office:value="1.25" calcext:value-type="float">
            <text:p>1.25</text:p>
          </table:table-cell>
          <table:table-cell table:formula="of:=AVERAGE(2; 2)" office:value-type="float" office:value="2" calcext:value-type="float">
            <text:p>2</text:p>
          </table:table-cell>
          <table:table-cell table:formula="of:=AVERAGE(2;2)" office:value-type="float" office:value="2" calcext:value-type="float">
            <text:p>2</text:p>
          </table:table-cell>
          <table:table-cell table:formula="of:=AVERAGE(1;1)" office:value-type="float" office:value="1" calcext:value-type="float">
            <text:p>1</text:p>
          </table:table-cell>
          <table:table-cell table:formula="of:=AVERAGE(2; 2)"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1000000" calcext:value-type="float">
            <text:p>1000000</text:p>
          </table:table-cell>
          <table:table-cell table:formula="of:=AVERAGE(1; 1.25)" office:value-type="float" office:value="1.125" calcext:value-type="float">
            <text:p>1.125</text:p>
          </table:table-cell>
          <table:table-cell table:formula="of:=AVERAGE(1; 2)" office:value-type="float" office:value="1.5" calcext:value-type="float">
            <text:p>1.5</text:p>
          </table:table-cell>
          <table:table-cell table:formula="of:=AVERAGE(1; 2)" office:value-type="float" office:value="1.5" calcext:value-type="float">
            <text:p>1.5</text:p>
          </table:table-cell>
          <table:table-cell table:formula="of:=AVERAGE(1; 1)" office:value-type="float" office:value="1" calcext:value-type="float">
            <text:p>1</text:p>
          </table:table-cell>
          <table:table-cell table:formula="of:=AVERAGE(1; 2)" office:value-type="float" office:value="1.5" calcext:value-type="float">
            <text:p>1.5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7">00/00/0000</text:date>, <text:time style:data-style-name="N2" text:time-value="13:49:36.3548983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8" table:default-cell-style-name="Default"/>
        <table:table-row table:style-name="ro1" table:number-rows-repeated="7">
          <table:table-cell table:number-columns-repeated="8"/>
        </table:table-row>
        <table:table-row table:style-name="ro1">
          <table:table-cell table:number-columns-repeated="2"/>
          <table:table-cell table:style-name="ce2" office:value-type="string" calcext:value-type="string">
            <text:p># of Records</text:p>
          </table:table-cell>
          <table:table-cell table:style-name="ce2" office:value-type="string" calcext:value-type="string">
            <text:p>Average</text:p>
          </table:table-cell>
          <table:table-cell table:style-name="ce2" office:value-type="string" calcext:value-type="string">
            <text:p>95 percent</text:p>
          </table:table-cell>
          <table:table-cell table:style-name="ce2" office:value-type="string" calcext:value-type="string">
            <text:p>99 percent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/>
          <table:table-cell table:style-name="ce2" office:value-type="string" calcext:value-type="string">
            <text:p>Read</text:p>
          </table:table-cell>
          <table:table-cell office:value-type="float" office:value="1000" calcext:value-type="float">
            <text:p>1000</text:p>
          </table:table-cell>
          <table:table-cell table:formula="of:=AVERAGE(159.393993425671; 154.217707301306; 150.551993021085)" office:value-type="float" office:value="154.721231249354" calcext:value-type="float">
            <text:p>154.7212312494</text:p>
          </table:table-cell>
          <table:table-cell table:formula="of:=AVERAGE(235; 271; 318)" office:value-type="float" office:value="274.666666666667" calcext:value-type="float">
            <text:p>274.6666666667</text:p>
          </table:table-cell>
          <table:table-cell table:formula="of:=AVERAGE(764; 642; 611)" office:value-type="float" office:value="672.333333333333" calcext:value-type="float">
            <text:p>672.3333333333</text:p>
          </table:table-cell>
          <table:table-cell table:formula="of:=AVERAGE(20; 20; 21)" office:value-type="float" office:value="20.3333333333333" calcext:value-type="float">
            <text:p>20.3333333333</text:p>
          </table:table-cell>
          <table:table-cell table:formula="of:=AVERAGE(80063; 38399; 97919)" office:value-type="float" office:value="72127" calcext:value-type="float">
            <text:p>72127</text:p>
          </table:table-cell>
        </table:table-row>
        <table:table-row table:style-name="ro1">
          <table:table-cell table:number-columns-repeated="2"/>
          <table:table-cell office:value-type="float" office:value="10000" calcext:value-type="float">
            <text:p>10000</text:p>
          </table:table-cell>
          <table:table-cell table:formula="of:=AVERAGE(169.611433688437; 157.948548922362; 158.463214647813)" office:value-type="float" office:value="162.007732419537" calcext:value-type="float">
            <text:p>162.0077324195</text:p>
          </table:table-cell>
          <table:table-cell table:formula="of:=AVERAGE(361; 338; 285)" office:value-type="float" office:value="328" calcext:value-type="float">
            <text:p>328</text:p>
          </table:table-cell>
          <table:table-cell table:formula="of:=AVERAGE(1253; 1136; 645)" office:value-type="float" office:value="1011.33333333333" calcext:value-type="float">
            <text:p>1011.3333333333</text:p>
          </table:table-cell>
          <table:table-cell table:formula="of:=AVERAGE(20; 20; 20)" office:value-type="float" office:value="20" calcext:value-type="float">
            <text:p>20</text:p>
          </table:table-cell>
          <table:table-cell table:formula="of:=AVERAGE(89727; 60191; 82367)" office:value-type="float" office:value="77428.3333333333" calcext:value-type="float">
            <text:p>77428.3333333333</text:p>
          </table:table-cell>
        </table:table-row>
        <table:table-row table:style-name="ro1">
          <table:table-cell table:number-columns-repeated="2"/>
          <table:table-cell office:value-type="float" office:value="100000" calcext:value-type="float">
            <text:p>100000</text:p>
          </table:table-cell>
          <table:table-cell table:formula="of:=AVERAGE(654.620148029951;319.61441560164)" office:value-type="float" office:value="487.117281815796" calcext:value-type="float">
            <text:p>487.1172818158</text:p>
          </table:table-cell>
          <table:table-cell table:formula="of:=AVERAGE(2209;1102)" office:value-type="float" office:value="1655.5" calcext:value-type="float">
            <text:p>1655.5</text:p>
          </table:table-cell>
          <table:table-cell table:formula="of:=AVERAGE(6955; 3011)" office:value-type="float" office:value="4983" calcext:value-type="float">
            <text:p>4983</text:p>
          </table:table-cell>
          <table:table-cell table:formula="of:=AVERAGE(19;20)" office:value-type="float" office:value="19.5" calcext:value-type="float">
            <text:p>19.5</text:p>
          </table:table-cell>
          <table:table-cell table:formula="of:=AVERAGE(140287; 149375)" office:value-type="float" office:value="144831" calcext:value-type="float">
            <text:p>144831</text:p>
          </table:table-cell>
        </table:table-row>
        <table:table-row table:style-name="ro1">
          <table:table-cell table:number-columns-repeated="2"/>
          <table:table-cell office:value-type="float" office:value="1000000" calcext:value-type="float">
            <text:p>1000000</text:p>
          </table:table-cell>
          <table:table-cell table:formula="of:=AVERAGE(1842.96540462346; 853.162110396547)" office:value-type="float" office:value="1348.06375751" calcext:value-type="float">
            <text:p>1348.06375751</text:p>
          </table:table-cell>
          <table:table-cell table:formula="of:=AVERAGE(5487; 2667)" office:value-type="float" office:value="4077" calcext:value-type="float">
            <text:p>4077</text:p>
          </table:table-cell>
          <table:table-cell table:formula="of:=AVERAGE(38431; 6691)" office:value-type="float" office:value="22561" calcext:value-type="float">
            <text:p>22561</text:p>
          </table:table-cell>
          <table:table-cell table:formula="of:=AVERAGE(20; 20)" office:value-type="float" office:value="20" calcext:value-type="float">
            <text:p>20</text:p>
          </table:table-cell>
          <table:table-cell table:formula="of:=AVERAGE(333055; 471295)" office:value-type="float" office:value="402175" calcext:value-type="float">
            <text:p>402175</text:p>
          </table:table-cell>
        </table:table-row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7">00/00/0000</text:date>, <text:time style:data-style-name="N2" text:time-value="13:50:45.9833765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11cm" xlink:href="." xlink:type="simple" chart:class="chart:line" chart:style-name="ch1">
        <chart:title svg:x="4.913cm" svg:y="0.316cm" chart:style-name="ch2">
          <text:p>1G, Workload B, Update stage</text:p>
        </chart:title>
        <chart:legend chart:legend-position="end" svg:x="13.04cm" svg:y="3.708cm" style:legend-expansion="high" chart:style-name="ch3"/>
        <chart:plot-area chart:style-name="ch4" chart:data-source-has-labels="both" svg:x="1.33cm" svg:y="1.301cm" svg:width="11.391cm" svg:height="6.549cm">
          <chartooo:coordinate-region svg:x="2.507cm" svg:y="1.5cm" svg:width="10.214cm" svg:height="5.703cm"/>
          <chart:axis chart:dimension="x" chart:name="primary-x" chart:style-name="ch5" chartooo:axis-type="auto">
            <chartooo:date-scale/>
            <chart:title svg:x="6.055cm" svg:y="8.03cm" chart:style-name="ch6">
              <text:p># of Records</text:p>
            </chart:title>
            <chart:categories table:cell-range-address="local-table.$A$2:.$A$6"/>
          </chart:axis>
          <chart:axis chart:dimension="y" chart:name="primary-y" chart:style-name="ch5">
            <chart:title svg:x="0.451cm" svg:y="5.294cm" chart:style-name="ch7">
              <text:p>Time (us)</text:p>
            </chart:title>
            <chart:grid chart:style-name="ch8" chart:class="major"/>
          </chart:axis>
          <chart:series chart:style-name="ch9" chart:values-cell-range-address="local-table.$B$2:.$B$6" chart:label-cell-address="local-table.$B$1" chart:class="chart:line">
            <chart:data-point chart:repeated="5"/>
          </chart:series>
          <chart:series chart:style-name="ch10" chart:values-cell-range-address="local-table.$C$2:.$C$6" chart:label-cell-address="local-table.$C$1" chart:class="chart:line">
            <chart:data-point chart:repeated="5"/>
          </chart:series>
          <chart:series chart:style-name="ch11" chart:values-cell-range-address="local-table.$D$2:.$D$6" chart:label-cell-address="local-table.$D$1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</text:p>
              </table:table-cell>
              <table:table-cell office:value-type="string">
                <text:p>95 percent</text:p>
              </table:table-cell>
              <table:table-cell office:value-type="string">
                <text:p>99 percent</text:p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</table:table-cell>
              <table:table-cell office:value-type="float" office:value="352.341953827279">
                <text:p>352.341953827279</text:p>
              </table:table-cell>
              <table:table-cell office:value-type="float" office:value="630.333333333333">
                <text:p>630.333333333333</text:p>
              </table:table-cell>
              <table:table-cell office:value-type="float" office:value="2316">
                <text:p>2316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365.669253355547">
                <text:p>365.669253355547</text:p>
              </table:table-cell>
              <table:table-cell office:value-type="float" office:value="731">
                <text:p>731</text:p>
              </table:table-cell>
              <table:table-cell office:value-type="float" office:value="2665">
                <text:p>2665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795.519690734763">
                <text:p>795.519690734763</text:p>
              </table:table-cell>
              <table:table-cell office:value-type="float" office:value="2421.5">
                <text:p>2421.5</text:p>
              </table:table-cell>
              <table:table-cell office:value-type="float" office:value="6331">
                <text:p>6331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1758.21547357296">
                <text:p>1758.21547357296</text:p>
              </table:table-cell>
              <table:table-cell office:value-type="float" office:value="5013">
                <text:p>5013</text:p>
              </table:table-cell>
              <table:table-cell office:value-type="float" office:value="24441">
                <text:p>244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8" table:default-cell-style-name="Default"/>
        <table:table-row table:style-name="ro1" table:number-rows-repeated="13">
          <table:table-cell table:number-columns-repeated="8"/>
        </table:table-row>
        <table:table-row table:style-name="ro1">
          <table:table-cell table:number-columns-repeated="2"/>
          <table:table-cell table:style-name="ce2" office:value-type="string" calcext:value-type="string">
            <text:p># of Records</text:p>
          </table:table-cell>
          <table:table-cell table:style-name="ce2" office:value-type="string" calcext:value-type="string">
            <text:p>Average</text:p>
          </table:table-cell>
          <table:table-cell table:style-name="ce2" office:value-type="string" calcext:value-type="string">
            <text:p>95 percent</text:p>
          </table:table-cell>
          <table:table-cell table:style-name="ce2" office:value-type="string" calcext:value-type="string">
            <text:p>99 percent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/>
          <table:table-cell table:style-name="ce2" office:value-type="string" calcext:value-type="string">
            <text:p>Update</text:p>
          </table:table-cell>
          <table:table-cell office:value-type="float" office:value="1000" calcext:value-type="float">
            <text:p>1000</text:p>
          </table:table-cell>
          <table:table-cell table:formula="of:=AVERAGE(368.183656714924; 349.061440720161; 339.780764046752)" office:value-type="float" office:value="352.341953827279" calcext:value-type="float">
            <text:p>352.3419538273</text:p>
          </table:table-cell>
          <table:table-cell table:formula="of:=AVERAGE(576; 625; 690)" office:value-type="float" office:value="630.333333333333" calcext:value-type="float">
            <text:p>630.3333333333</text:p>
          </table:table-cell>
          <table:table-cell table:formula="of:=AVERAGE(3419; 1942; 1587)" office:value-type="float" office:value="2316" calcext:value-type="float">
            <text:p>2316</text:p>
          </table:table-cell>
          <table:table-cell table:formula="of:=AVERAGE(51; 52; 53)" office:value-type="float" office:value="52" calcext:value-type="float">
            <text:p>52</text:p>
          </table:table-cell>
          <table:table-cell table:formula="of:=AVERAGE(56703; 45823; 113855)" office:value-type="float" office:value="72127" calcext:value-type="float">
            <text:p>72127</text:p>
          </table:table-cell>
        </table:table-row>
        <table:table-row table:style-name="ro1">
          <table:table-cell table:number-columns-repeated="2"/>
          <table:table-cell office:value-type="float" office:value="10000" calcext:value-type="float">
            <text:p>10000</text:p>
          </table:table-cell>
          <table:table-cell table:formula="of:=AVERAGE(374.463477490537; 357.299080399896; 365.245202176209)" office:value-type="float" office:value="365.669253355547" calcext:value-type="float">
            <text:p>365.6692533555</text:p>
          </table:table-cell>
          <table:table-cell table:formula="of:=AVERAGE(829; 747; 617)" office:value-type="float" office:value="731" calcext:value-type="float">
            <text:p>731</text:p>
          </table:table-cell>
          <table:table-cell table:formula="of:=AVERAGE(2921; 3063; 2011)" office:value-type="float" office:value="2665" calcext:value-type="float">
            <text:p>2665</text:p>
          </table:table-cell>
          <table:table-cell table:formula="of:=AVERAGE(51; 51; 50)" office:value-type="float" office:value="50.6666666666667" calcext:value-type="float">
            <text:p>50.6666666667</text:p>
          </table:table-cell>
          <table:table-cell table:formula="of:=AVERAGE(94463; 50399; 61471)" office:value-type="float" office:value="68777.6666666667" calcext:value-type="float">
            <text:p>68777.6666666667</text:p>
          </table:table-cell>
        </table:table-row>
        <table:table-row table:style-name="ro1">
          <table:table-cell table:number-columns-repeated="2"/>
          <table:table-cell office:value-type="float" office:value="100000" calcext:value-type="float">
            <text:p>100000</text:p>
          </table:table-cell>
          <table:table-cell table:formula="of:=AVERAGE(1019.24778654701;571.791594922516)" office:value-type="float" office:value="795.519690734763" calcext:value-type="float">
            <text:p>795.5196907348</text:p>
          </table:table-cell>
          <table:table-cell table:formula="of:=AVERAGE(3081; 1762)" office:value-type="float" office:value="2421.5" calcext:value-type="float">
            <text:p>2421.5</text:p>
          </table:table-cell>
          <table:table-cell table:formula="of:=AVERAGE(8103; 4559)" office:value-type="float" office:value="6331" calcext:value-type="float">
            <text:p>6331</text:p>
          </table:table-cell>
          <table:table-cell table:formula="of:=AVERAGE(51; 51)" office:value-type="float" office:value="51" calcext:value-type="float">
            <text:p>51</text:p>
          </table:table-cell>
          <table:table-cell table:formula="of:=AVERAGE(86079; 71487)" office:value-type="float" office:value="78783" calcext:value-type="float">
            <text:p>78783</text:p>
          </table:table-cell>
        </table:table-row>
        <table:table-row table:style-name="ro1">
          <table:table-cell table:number-columns-repeated="2"/>
          <table:table-cell office:value-type="float" office:value="1000000" calcext:value-type="float">
            <text:p>1000000</text:p>
          </table:table-cell>
          <table:table-cell table:formula="of:=AVERAGE(2258.11268952601; 1258.3182576199)" office:value-type="float" office:value="1758.21547357296" calcext:value-type="float">
            <text:p>1758.215473573</text:p>
          </table:table-cell>
          <table:table-cell table:formula="of:=AVERAGE(6519; 3507)" office:value-type="float" office:value="5013" calcext:value-type="float">
            <text:p>5013</text:p>
          </table:table-cell>
          <table:table-cell table:formula="of:=AVERAGE(41055; 7827)" office:value-type="float" office:value="24441" calcext:value-type="float">
            <text:p>24441</text:p>
          </table:table-cell>
          <table:table-cell table:formula="of:=AVERAGE(52; 54)" office:value-type="float" office:value="53" calcext:value-type="float">
            <text:p>53</text:p>
          </table:table-cell>
          <table:table-cell table:formula="of:=AVERAGE(199807; 151679)" office:value-type="float" office:value="175743" calcext:value-type="float">
            <text:p>175743</text:p>
          </table:table-cell>
        </table:table-row>
      </table:table>
      <table:named-expressions/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7">00/00/0000</text:date>, <text:time style:data-style-name="N2" text:time-value="13:51:46.6140180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10.127cm" xlink:href="." xlink:type="simple" chart:class="chart:line" chart:style-name="ch1">
        <chart:title svg:x="6.343cm" svg:y="0.304cm" chart:style-name="ch2">
          <text:p>1G, Workload B, Cleanup Stage</text:p>
        </chart:title>
        <chart:legend chart:legend-position="end" svg:x="13.04cm" svg:y="4.266cm" style:legend-expansion="high" chart:style-name="ch3"/>
        <chart:plot-area chart:style-name="ch4" chart:data-source-has-labels="both" svg:x="1.33cm" svg:y="1.345cm" svg:width="11.391cm" svg:height="7.599cm">
          <chartooo:coordinate-region svg:x="1.951cm" svg:y="1.544cm" svg:width="10.027cm" svg:height="6.753cm"/>
          <chart:axis chart:dimension="x" chart:name="primary-x" chart:style-name="ch5" chartooo:axis-type="auto">
            <chartooo:date-scale/>
            <chart:title svg:x="6.055cm" svg:y="9.146cm" chart:style-name="ch6">
              <text:p># of Records</text:p>
            </chart:title>
            <chart:categories table:cell-range-address="local-table.$A$2:.$A$6"/>
            <chart:grid chart:style-name="ch7" chart:class="major"/>
          </chart:axis>
          <chart:axis chart:dimension="y" chart:name="primary-y" chart:style-name="ch5">
            <chart:title svg:x="0.451cm" svg:y="5.863cm" chart:style-name="ch8">
              <text:p>Time (us)</text:p>
            </chart:title>
            <chart:grid chart:style-name="ch7" chart:class="major"/>
          </chart:axis>
          <chart:series chart:style-name="ch9" chart:values-cell-range-address="local-table.$B$2:.$B$6" chart:label-cell-address="local-table.$B$1" chart:class="chart:line">
            <chart:data-point chart:repeated="5"/>
          </chart:series>
          <chart:series chart:style-name="ch10" chart:values-cell-range-address="local-table.$C$2:.$C$6" chart:label-cell-address="local-table.$C$1" chart:class="chart:line">
            <chart:data-point chart:repeated="5"/>
          </chart:series>
          <chart:series chart:style-name="ch11" chart:values-cell-range-address="local-table.$D$2:.$D$6" chart:label-cell-address="local-table.$D$1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</text:p>
              </table:table-cell>
              <table:table-cell office:value-type="string">
                <text:p>95 percent</text:p>
              </table:table-cell>
              <table:table-cell office:value-type="string">
                <text:p>99 percent</text:p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</table:table-cell>
              <table:table-cell office:value-type="float" office:value="1.08333333333333">
                <text:p>1.0833333333333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2.58333333333333">
                <text:p>2.58333333333333</text:p>
              </table:table-cell>
              <table:table-cell office:value-type="float" office:value="7.33333333333333">
                <text:p>7.33333333333333</text:p>
              </table:table-cell>
              <table:table-cell office:value-type="float" office:value="7.33333333333333">
                <text:p>7.33333333333333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9.58333333333333">
                <text:p>9.58333333333333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1.66666666666667">
                <text:p>1.6666666666666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</office:automatic-styles>
  <office:body>
    <office:spreadsheet>
      <table:table table:name="Sheet1" table:style-name="ta1">
        <table:table-column table:style-name="co1" table:number-columns-repeated="8" table:default-cell-style-name="Default"/>
        <table:table-row table:style-name="ro1">
          <table:table-cell table:number-columns-repeated="2"/>
          <table:table-cell table:style-name="ce1" office:value-type="string" calcext:value-type="string">
            <text:p># of Records</text:p>
          </table:table-cell>
          <table:table-cell table:style-name="ce1" office:value-type="string" calcext:value-type="string">
            <text:p>Average</text:p>
          </table:table-cell>
          <table:table-cell table:style-name="ce1" office:value-type="string" calcext:value-type="string">
            <text:p>95 percent</text:p>
          </table:table-cell>
          <table:table-cell table:style-name="ce1" office:value-type="string" calcext:value-type="string">
            <text:p>99 percent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/>
          <table:table-cell table:style-name="ce1" office:value-type="string" calcext:value-type="string">
            <text:p>Cleanup</text:p>
          </table:table-cell>
          <table:table-cell office:value-type="float" office:value="1000" calcext:value-type="float">
            <text:p>1000</text:p>
          </table:table-cell>
          <table:table-cell table:formula="of:=AVERAGE(1.25; 0.75;1.25)" office:value-type="float" office:value="1.08333333333333" calcext:value-type="float">
            <text:p>1.0833333333</text:p>
          </table:table-cell>
          <table:table-cell table:formula="of:=AVERAGE(2; 2; 2)" office:value-type="float" office:value="2" calcext:value-type="float">
            <text:p>2</text:p>
          </table:table-cell>
          <table:table-cell table:formula="of:=AVERAGE(2; 2; 2)" office:value-type="float" office:value="2" calcext:value-type="float">
            <text:p>2</text:p>
          </table:table-cell>
          <table:table-cell table:formula="of:=AVERAGE(1; 0; 1)" office:value-type="float" office:value="0.666666666666667" calcext:value-type="float">
            <text:p>0.6666666667</text:p>
          </table:table-cell>
          <table:table-cell table:formula="of:=AVERAGE(2; 2; 2)" office:value-type="float" office:value="2" calcext:value-type="float">
            <text:p>2</text:p>
          </table:table-cell>
        </table:table-row>
        <table:table-row table:style-name="ro2">
          <table:table-cell table:number-columns-repeated="2"/>
          <table:table-cell office:value-type="float" office:value="10000" calcext:value-type="float">
            <text:p>10000</text:p>
          </table:table-cell>
          <table:table-cell table:style-name="ce2" table:formula="of:=AVERAGE(1.25; 0.75; 1.5)" office:value-type="float" office:value="1.16666666666667" calcext:value-type="float">
            <text:p>1.1666666667</text:p>
          </table:table-cell>
          <table:table-cell table:formula="of:=AVERAGE(2; 2; 2)" office:value-type="float" office:value="2" calcext:value-type="float">
            <text:p>2</text:p>
          </table:table-cell>
          <table:table-cell table:formula="of:=AVERAGE(2; 2; 2)" office:value-type="float" office:value="2" calcext:value-type="float">
            <text:p>2</text:p>
          </table:table-cell>
          <table:table-cell table:formula="of:=AVERAGE(1; 0; 1)" office:value-type="float" office:value="0.666666666666667" calcext:value-type="float">
            <text:p>0.6666666667</text:p>
          </table:table-cell>
          <table:table-cell table:formula="of:=AVERAGE(2; 2; 2)"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100000" calcext:value-type="float">
            <text:p>100000</text:p>
          </table:table-cell>
          <table:table-cell table:formula="of:=AVERAGE(1.25; 5.25; 1.25)" office:value-type="float" office:value="2.58333333333333" calcext:value-type="float">
            <text:p>2.5833333333</text:p>
          </table:table-cell>
          <table:table-cell table:formula="of:=AVERAGE(2; 18; 2)" office:value-type="float" office:value="7.33333333333333" calcext:value-type="float">
            <text:p>7.3333333333</text:p>
          </table:table-cell>
          <table:table-cell table:formula="of:=AVERAGE(2; 18; 2)" office:value-type="float" office:value="7.33333333333333" calcext:value-type="float">
            <text:p>7.3333333333</text:p>
          </table:table-cell>
          <table:table-cell table:formula="of:=AVERAGE(1; 1; 1)" office:value-type="float" office:value="1" calcext:value-type="float">
            <text:p>1</text:p>
          </table:table-cell>
          <table:table-cell table:formula="of:=AVERAGE(2; 18; 2)" office:value-type="float" office:value="7.33333333333333" calcext:value-type="float">
            <text:p>7.3333333333</text:p>
          </table:table-cell>
        </table:table-row>
        <table:table-row table:style-name="ro1">
          <table:table-cell table:number-columns-repeated="2"/>
          <table:table-cell office:value-type="float" office:value="1000000" calcext:value-type="float">
            <text:p>1000000</text:p>
          </table:table-cell>
          <table:table-cell table:formula="of:=AVERAGE(1; 1.25; 26.5)" office:value-type="float" office:value="9.58333333333333" calcext:value-type="float">
            <text:p>9.5833333333</text:p>
          </table:table-cell>
          <table:table-cell table:formula="of:=AVERAGE(1; 2; 102)" office:value-type="float" office:value="35" calcext:value-type="float">
            <text:p>35</text:p>
          </table:table-cell>
          <table:table-cell table:formula="of:=AVERAGE(1; 2; 102)" office:value-type="float" office:value="35" calcext:value-type="float">
            <text:p>35</text:p>
          </table:table-cell>
          <table:table-cell table:formula="of:=AVERAGE(1; 1; 1)" office:value-type="float" office:value="1" calcext:value-type="float">
            <text:p>1</text:p>
          </table:table-cell>
          <table:table-cell table:formula="of:=AVERAGE(1; 2; 102)" office:value-type="float" office:value="35" calcext:value-type="float">
            <text:p>35</text:p>
          </table:table-cell>
        </table:table-row>
        <table:table-row table:style-name="ro1">
          <table:table-cell table:number-columns-repeated="2"/>
          <table:table-cell office:value-type="float" office:value="10000000" calcext:value-type="float">
            <text:p>10000000</text:p>
          </table:table-cell>
          <table:table-cell table:formula="of:=AVERAGE(1; 1.5; 1.5)" office:value-type="float" office:value="1.33333333333333" calcext:value-type="float">
            <text:p>1.3333333333</text:p>
          </table:table-cell>
          <table:table-cell table:formula="of:=AVERAGE(1; 2; 2)" office:value-type="float" office:value="1.66666666666667" calcext:value-type="float">
            <text:p>1.6666666667</text:p>
          </table:table-cell>
          <table:table-cell table:formula="of:=AVERAGE(1; 2; 2)" office:value-type="float" office:value="1.66666666666667" calcext:value-type="float">
            <text:p>1.6666666667</text:p>
          </table:table-cell>
          <table:table-cell table:formula="of:=AVERAGE(1; 1; 1)" office:value-type="float" office:value="1" calcext:value-type="float">
            <text:p>1</text:p>
          </table:table-cell>
          <table:table-cell table:formula="of:=AVERAGE(1; 2; 2)" office:value-type="float" office:value="1.66666666666667" calcext:value-type="float">
            <text:p>1.6666666667</text:p>
          </table:table-cell>
        </table:table-row>
      </table:table>
      <table:named-expressions/>
    </office:spreadsheet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7">00/00/0000</text:date>, <text:time style:data-style-name="N2" text:time-value="13:57:58.3830789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11cm" xlink:href="." xlink:type="simple" chart:class="chart:line" chart:style-name="ch1">
        <chart:title svg:x="5.098cm" svg:y="0.316cm" chart:style-name="ch2">
          <text:p>1G, Workload B, Read stage</text:p>
        </chart:title>
        <chart:legend chart:legend-position="end" svg:x="13.04cm" svg:y="3.708cm" style:legend-expansion="high" chart:style-name="ch3"/>
        <chart:plot-area chart:style-name="ch4" chart:data-source-has-labels="both" svg:x="1.33cm" svg:y="1.301cm" svg:width="11.391cm" svg:height="6.549cm">
          <chartooo:coordinate-region svg:x="2.507cm" svg:y="1.5cm" svg:width="9.471cm" svg:height="5.703cm"/>
          <chart:axis chart:dimension="x" chart:name="primary-x" chart:style-name="ch5" chartooo:axis-type="auto">
            <chartooo:date-scale/>
            <chart:title svg:x="6.055cm" svg:y="8.03cm" chart:style-name="ch6">
              <text:p># of Records</text:p>
            </chart:title>
            <chart:categories table:cell-range-address="local-table.$A$2:.$A$6"/>
          </chart:axis>
          <chart:axis chart:dimension="y" chart:name="primary-y" chart:style-name="ch5">
            <chart:title svg:x="0.451cm" svg:y="5.294cm" chart:style-name="ch7">
              <text:p>Time (us)</text:p>
            </chart:title>
            <chart:grid chart:style-name="ch8" chart:class="major"/>
          </chart:axis>
          <chart:series chart:style-name="ch9" chart:values-cell-range-address="local-table.$B$2:.$B$6" chart:label-cell-address="local-table.$B$1" chart:class="chart:line">
            <chart:data-point chart:repeated="5"/>
          </chart:series>
          <chart:series chart:style-name="ch10" chart:values-cell-range-address="local-table.$C$2:.$C$6" chart:label-cell-address="local-table.$C$1" chart:class="chart:line">
            <chart:data-point chart:repeated="5"/>
          </chart:series>
          <chart:series chart:style-name="ch11" chart:values-cell-range-address="local-table.$D$2:.$D$6" chart:label-cell-address="local-table.$D$1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</text:p>
              </table:table-cell>
              <table:table-cell office:value-type="string">
                <text:p>95 percent</text:p>
              </table:table-cell>
              <table:table-cell office:value-type="string">
                <text:p>99 percent</text:p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</table:table-cell>
              <table:table-cell office:value-type="float" office:value="154.721231249354">
                <text:p>154.721231249354</text:p>
              </table:table-cell>
              <table:table-cell office:value-type="float" office:value="274.666666666667">
                <text:p>274.666666666667</text:p>
              </table:table-cell>
              <table:table-cell office:value-type="float" office:value="672.333333333333">
                <text:p>672.333333333333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62.007732419537">
                <text:p>162.007732419537</text:p>
              </table:table-cell>
              <table:table-cell office:value-type="float" office:value="328">
                <text:p>328</text:p>
              </table:table-cell>
              <table:table-cell office:value-type="float" office:value="1011.33333333333">
                <text:p>1011.33333333333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594.019582328272">
                <text:p>594.019582328272</text:p>
              </table:table-cell>
              <table:table-cell office:value-type="float" office:value="1930.66666666667">
                <text:p>1930.66666666667</text:p>
              </table:table-cell>
              <table:table-cell office:value-type="float" office:value="6633.66666666667">
                <text:p>6633.66666666667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1252.25779548664">
                <text:p>1252.25779548664</text:p>
              </table:table-cell>
              <table:table-cell office:value-type="float" office:value="3822.33333333333">
                <text:p>3822.33333333333</text:p>
              </table:table-cell>
              <table:table-cell office:value-type="float" office:value="18789.6666666667">
                <text:p>18789.6666666667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1135.15777445412">
                <text:p>1135.15777445412</text:p>
              </table:table-cell>
              <table:table-cell office:value-type="float" office:value="3466.33333333333">
                <text:p>3466.33333333333</text:p>
              </table:table-cell>
              <table:table-cell office:value-type="float" office:value="10107">
                <text:p>10107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